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pitch="variable"/>
    <style:font-face style:name="FreeSans1" svg:font-family="Free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2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5.648cm"/>
    </style:style>
    <style:style style:name="gr2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none" fo:min-height="0.788cm"/>
    </style:style>
    <style:style style:name="gr4" style:family="graphic" style:parent-style-name="standard">
      <style:graphic-properties draw:stroke="solid" draw:stroke-dash="Dashed_20__28_var_29__20_1" svg:stroke-width="0.05cm" svg:stroke-color="#000000" draw:marker-start-width="0.355cm" draw:marker-end-width="0.355cm" draw:stroke-linejoin="none" svg:stroke-linecap="butt" draw:fill="solid" draw:fill-color="#666666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solid" draw:stroke-dash="Dashed_20__28_var_29__20_1" svg:stroke-width="0.05cm" svg:stroke-color="#000000" draw:marker-start-width="0.355cm" draw:marker-end-width="0.355cm" draw:stroke-linejoin="none" svg:stroke-linecap="butt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solid" draw:stroke-dash="Dashed_20__28_var_29__20_1" svg:stroke-width="0.05cm" svg:stroke-color="#000000" draw:marker-start-width="0.355cm" draw:marker-end-width="0.355cm" draw:stroke-linejoin="none" svg:stroke-linecap="butt" draw:fill="solid" draw:fill-color="#999999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solid" draw:stroke-dash="Dashed_20__28_var_29__20_1" svg:stroke-width="0.05cm" svg:stroke-color="#000000" draw:marker-start-width="0.355cm" draw:marker-end-width="0.355cm" draw:stroke-linejoin="none" svg:stroke-linecap="butt" draw:fill="solid" draw:fill-color="#cccccc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draw:fill-color="#ffffff" draw:textarea-horizontal-align="left" draw:auto-grow-width="true" fo:min-height="0.436cm" fo:min-width="0.68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fill-color="#ffffff" draw:textarea-horizontal-align="left" draw:auto-grow-width="true" fo:min-height="0.436cm" fo:min-width="1.4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fill-color="#ffffff" draw:textarea-horizontal-align="left" draw:auto-grow-width="true" fo:min-height="0.436cm" fo:min-width="0.488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fill-color="#ffffff" draw:textarea-horizontal-align="left" draw:auto-grow-width="true" fo:min-height="0.436cm" fo:min-width="0.88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fill-color="#ffffff" draw:textarea-horizontal-align="left" draw:auto-grow-width="true" fo:min-height="0.436cm" fo:min-width="1.42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fill-color="#ffffff" draw:textarea-horizontal-align="left" draw:auto-grow-width="true" fo:min-height="0.436cm" fo:min-width="1.369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text-properties fo:color="#000000" style:text-outline="false" style:text-line-through-style="none" style:text-line-through-type="none" style:font-name="Nimbus Sans L2" fo:font-size="18pt" fo:font-style="normal" fo:text-shadow="none" style:text-underline-style="none" fo:font-weight="normal" style:text-underline-mode="continuous" style:text-overline-mode="continuous" style:text-line-through-mode="continuous" style:font-name-asian="Nimbus Sans L2" style:font-size-asian="18pt" style:font-name-complex="Nimbus Sans L2" style:font-size-complex="18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16.148cm" svg:height="1.038cm" svg:x="2.426cm" svg:y="0.334cm">
          <draw:text-box>
            <text:p>A4: <text:s/>Teacher Support</text:p>
          </draw:text-box>
        </draw:frame>
        <draw:line draw:style-name="gr2" draw:text-style-name="P1" draw:layer="layout" svg:x1="1.843cm" svg:y1="1.517cm" svg:x2="19.158cm" svg:y2="1.517cm">
          <text:p/>
        </draw:line>
        <draw:frame draw:style-name="gr3" draw:layer="layout" svg:width="8.218cm" svg:height="1.038cm" svg:x="0cm" svg:y="16.961cm">
          <draw:text-box>
            <text:p>Combined M&amp;R Teachers</text:p>
          </draw:text-box>
        </draw:frame>
        <draw:connector draw:style-name="gr2" draw:text-style-name="P1" draw:layer="layout" draw:type="curve" svg:x1="12.189cm" svg:y1="5.311cm" svg:x2="14.993cm" svg:y2="4.074cm" draw:start-shape="id1" draw:start-glue-point="4" draw:end-shape="id2" draw:end-glue-point="3" svg:d="M12189 5311c0-825 934-1237 2804-1237" svg:viewBox="0 0 2805 1238">
          <text:p/>
        </draw:connector>
        <draw:path draw:style-name="gr4" draw:text-style-name="P1" xml:id="id3" draw:id="id3" draw:layer="layout" svg:width="3.704cm" svg:height="4.319cm" draw:transform="rotate (0.298974900866629) translate (5.10113027701156cm 5.92857257982017cm)" svg:viewBox="0 0 3705 4320" svg:d="M3705 0v4320l-3705-2223c65-109 135-214 210-317 266-366 589-689 955-955 367-267 773-474 1205-614 431-140 881-211 1335-211z">
          <draw:glue-point draw:id="4" svg:x="-2.188cm" svg:y="-2.444cm"/>
          <text:p/>
        </draw:path>
        <draw:path draw:style-name="gr5" draw:text-style-name="P1" xml:id="id5" draw:id="id5" draw:layer="layout" svg:width="4.32cm" svg:height="2.493cm" draw:transform="rotate (0.298974900866629) translate (5.13007678893975cm 8.11375049505235cm)" svg:viewBox="0 0 4321 2494" svg:d="M616 0l3705 2223-4312 271c-6-91-8-181-9-271 1-454 72-904 212-1335 101-311 236-608 404-888z">
          <draw:glue-point draw:id="4" svg:x="-4.981cm" svg:y="1.288cm"/>
          <text:p/>
        </draw:path>
        <draw:path draw:style-name="gr6" draw:text-style-name="P1" xml:id="id7" draw:id="id7" draw:layer="layout" svg:width="8.48cm" svg:height="4.319cm" draw:transform="rotate (0.298974900866629) translate (5.79336830840415cm 10.2352490807438cm)" svg:viewBox="0 0 8481 4320" svg:d="M0 271l4312-271 4169 1126c-19 70-40 140-62 208-140 432-347 838-613 1205-266 366-589 689-955 955-367 267-773 474-1205 614-431 140-881 212-1335 212-453 0-903-72-1334-212-432-140-838-347-1205-614-366-266-689-589-955-955-267-367-474-773-614-1205-112-344-180-702-203-1063z">
          <draw:glue-point draw:id="4" svg:x="1.827cm" svg:y="4.209cm"/>
          <text:p/>
        </draw:path>
        <draw:path draw:style-name="gr7" draw:text-style-name="P1" xml:id="id1" draw:id="id1" draw:layer="layout" svg:width="4.32cm" svg:height="5.444cm" draw:transform="rotate (0.298974900866629) translate (8.64059562344136cm 4.83766187631835cm)" svg:viewBox="0 0 4321 5445" svg:d="M4171 5445l-4170-1125-1-4320h1c453 0 903 71 1334 211 432 140 838 347 1205 614 366 266 689 589 955 955 267 367 474 773 614 1205 140 431 212 881 212 1335 0 379-51 758-150 1125z">
          <draw:glue-point draw:id="4" svg:x="1.35cm" svg:y="-3.461cm"/>
          <text:p/>
        </draw:path>
        <draw:g xml:id="id4" draw:id="id4">
          <draw:frame draw:style-name="gr8" draw:text-style-name="P2" draw:layer="layout" svg:width="1.234cm" svg:height="0.788cm" svg:x="4.398cm" svg:y="4.27cm">
            <draw:text-box>
              <text:p text:style-name="P2">16.4</text:p>
            </draw:text-box>
          </draw:frame>
          <draw:frame draw:style-name="gr9" draw:text-style-name="P2" draw:layer="layout" svg:width="2.572cm" svg:height="0.788cm" svg:x="3.721cm" svg:y="3.464cm">
            <draw:text-box>
              <text:p text:style-name="P2">Referrals</text:p>
            </draw:text-box>
          </draw:frame>
        </draw:g>
        <draw:g xml:id="id6" draw:id="id6">
          <draw:frame draw:style-name="gr10" draw:text-style-name="P2" draw:layer="layout" svg:width="0.883cm" svg:height="0.788cm" svg:x="2.346cm" svg:y="9.237cm">
            <draw:text-box>
              <text:p text:style-name="P2">9.6</text:p>
            </draw:text-box>
          </draw:frame>
          <draw:frame draw:style-name="gr11" draw:text-style-name="P2" draw:layer="layout" svg:width="1.59cm" svg:height="0.788cm" svg:x="1.922cm" svg:y="8.513cm">
            <draw:text-box>
              <text:p text:style-name="P2">Other</text:p>
            </draw:text-box>
          </draw:frame>
        </draw:g>
        <draw:g xml:id="id8" draw:id="id8">
          <draw:frame draw:style-name="gr8" draw:text-style-name="P2" draw:layer="layout" svg:width="1.234cm" svg:height="0.788cm" svg:x="12.866cm" svg:y="14.913cm">
            <draw:text-box>
              <text:p text:style-name="P2">44.8</text:p>
            </draw:text-box>
          </draw:frame>
          <draw:frame draw:style-name="gr12" draw:text-style-name="P2" draw:layer="layout" svg:width="2.572cm" svg:height="0.788cm" svg:x="12.108cm" svg:y="14.224cm">
            <draw:text-box>
              <text:p text:style-name="P2">Materials</text:p>
            </draw:text-box>
          </draw:frame>
        </draw:g>
        <draw:g xml:id="id2" draw:id="id2">
          <draw:frame draw:style-name="gr8" draw:text-style-name="P2" draw:layer="layout" svg:width="1.234cm" svg:height="0.788cm" svg:x="15.672cm" svg:y="4.042cm">
            <draw:text-box>
              <text:p text:style-name="P2">29.2</text:p>
            </draw:text-box>
          </draw:frame>
          <draw:frame draw:style-name="gr13" draw:text-style-name="P2" draw:layer="layout" svg:width="2.462cm" svg:height="0.788cm" svg:x="14.993cm" svg:y="3.318cm">
            <draw:text-box>
              <text:p text:style-name="P2">Planning</text:p>
            </draw:text-box>
          </draw:frame>
        </draw:g>
        <draw:connector draw:style-name="gr2" draw:text-style-name="P1" draw:layer="layout" draw:type="curve" svg:x1="6.899cm" svg:y1="5.893cm" svg:x2="6.293cm" svg:y2="4.261cm" draw:start-shape="id3" draw:start-glue-point="4" draw:end-shape="id4" svg:d="M6899 5893c0-1088-202-1632-606-1632" svg:viewBox="0 0 607 1633">
          <text:p/>
        </draw:connector>
        <draw:connector draw:style-name="gr2" draw:text-style-name="P1" draw:layer="layout" draw:type="curve" svg:x1="5.603cm" svg:y1="9.542cm" svg:x2="3.512cm" svg:y2="9.269cm" draw:start-shape="id5" draw:start-glue-point="4" draw:end-shape="id6" draw:end-glue-point="1" svg:d="M5603 9542c-1594 0-549-273-2091-273" svg:viewBox="0 0 2092 274">
          <text:p/>
        </draw:connector>
        <draw:connector draw:style-name="gr2" draw:text-style-name="P1" draw:layer="layout" draw:type="curve" svg:x1="11.58cm" svg:y1="12.929cm" svg:x2="13.394cm" svg:y2="14.224cm" draw:start-shape="id7" draw:start-glue-point="4" draw:end-shape="id8" draw:end-glue-point="0" svg:d="M11580 12929c0 1257 1814 610 1814 1295" svg:viewBox="0 0 1815 129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pitch="variable"/>
    <style:font-face style:name="FreeSans1" svg:font-family="Free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2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orbert Reschke</meta:initial-creator>
    <meta:creation-date>2014-09-11T10:50:52.477177083</meta:creation-date>
    <dc:date>2014-09-12T19:57:03.042720829</dc:date>
    <dc:creator>Norbert Reschke</dc:creator>
    <meta:editing-duration>PT35M15S</meta:editing-duration>
    <meta:editing-cycles>7</meta:editing-cycles>
    <meta:generator>LibreOffice/4.3.1.2$Linux_X86_64 LibreOffice_project/430m0$Build-2</meta:generator>
    <meta:document-statistic meta:object-count="23"/>
  </office:meta>
</office:document-meta>
</file>